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73cm" fo:margin-left="0.5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462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312cm"/>
    </style:style>
    <style:style style:name="Table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cc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f8" officeooo:paragraph-rsid="000fd2f8"/>
    </style:style>
    <style:style style:name="P2" style:family="paragraph" style:parent-style-name="Standard" style:list-style-name="L1">
      <style:text-properties officeooo:rsid="0010048d" officeooo:paragraph-rsid="0010048d"/>
    </style:style>
    <style:style style:name="P3" style:family="paragraph" style:parent-style-name="Standard" style:list-style-name="L1">
      <style:text-properties officeooo:rsid="0010739d" officeooo:paragraph-rsid="0010739d"/>
    </style:style>
    <style:style style:name="P4" style:family="paragraph" style:parent-style-name="Standard">
      <style:text-properties officeooo:rsid="0010739d" officeooo:paragraph-rsid="0010739d"/>
    </style:style>
    <style:style style:name="P5" style:family="paragraph" style:parent-style-name="Standard">
      <style:text-properties fo:font-weight="bold" officeooo:rsid="0010739d" officeooo:paragraph-rsid="0010739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rsid="0010739d" officeooo:paragraph-rsid="0010739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0739d" officeooo:paragraph-rsid="0010739d" style:font-weight-asian="bold" style:font-weight-complex="bold"/>
    </style:style>
    <style:style style:name="P9" style:family="paragraph" style:parent-style-name="Table_20_Contents">
      <style:text-properties officeooo:rsid="00129876" officeooo:paragraph-rsid="00129876"/>
    </style:style>
    <style:style style:name="P10" style:family="paragraph" style:parent-style-name="Table_20_Contents">
      <style:text-properties officeooo:rsid="00129876" officeooo:paragraph-rsid="001436d4"/>
    </style:style>
    <style:style style:name="P11" style:family="paragraph" style:parent-style-name="Table_20_Contents" style:list-style-name="L3">
      <style:text-properties officeooo:paragraph-rsid="00129876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 style:list-style-name="L5">
      <style:paragraph-properties fo:text-align="end" style:justify-single-word="false"/>
    </style:style>
    <style:style style:name="P14" style:family="paragraph" style:parent-style-name="Table_20_Contents" style:list-style-name="L6">
      <style:paragraph-properties fo:text-align="end" style:justify-single-word="false"/>
    </style:style>
    <style:style style:name="T1" style:family="text">
      <style:text-properties officeooo:rsid="001298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ONENTEN</text:p>
      <text:p text:style-name="P1"/>
      <text:p text:style-name="P1"/>
      <text:list xml:id="list5469752469990404755" text:style-name="L1">
        <text:list-item>
          <text:p text:style-name="P3">REGISTRATION <text:s/><text:tab/>(SMART CONTRACT REGISTRATION)</text:p>
          <text:p text:style-name="P2"/>
        </text:list-item>
        <text:list-item>
          <text:p text:style-name="P3">DISCOVERY<text:tab/><text:tab/>(ORACLE DISCOVERY)</text:p>
          <text:p text:style-name="P2"/>
        </text:list-item>
        <text:list-item>
          <text:p text:style-name="P3">ORACLE <text:tab/><text:tab/><text:tab/>(GOVERNMENT ORACLE)</text:p>
          <text:p text:style-name="P3"/>
        </text:list-item>
        <text:list-item>
          <text:p text:style-name="P3">TEST DATA </text:p>
          <text:p text:style-name="P3"/>
        </text:list-item>
        <text:list-item>
          <text:p text:style-name="P3">TEST CHAIN</text:p>
        </text:list-item>
      </text:list>
      <text:p text:style-name="P4"/>
      <text:p text:style-name="P4"/>
      <text:p text:style-name="P4"/>
      <text:p text:style-name="P5">VRAGEN/ISSU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Nr</text:p>
          </table:table-cell>
          <table:table-cell table:style-name="Table1.A1" office:value-type="string">
            <text:p text:style-name="P7">Wat</text:p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  <table:table-row>
          <table:table-cell table:style-name="Table1.A7" office:value-type="string">
            <text:list xml:id="list8282708729236177221" text:style-name="L5">
              <text:list-item>
                <text:p text:style-name="P13"/>
              </text:list-item>
            </text:list>
          </table:table-cell>
          <table:table-cell table:style-name="Table1.B2" office:value-type="string">
            <text:p text:style-name="P10">Wat betkent blockchain voor datahuishouding van bedrijven </text:p>
            <text:p text:style-name="P10">(over bedrijven heen) </text:p>
            <text:p text:style-name="P9"/>
            <text:list xml:id="list3467685662988323983" text:style-name="L3">
              <text:list-item>
                <text:p text:style-name="P11"><text:span text:style-name="T1">Wat is de betekenis van data in een chain</text:span></text:p>
              </text:list-item>
              <text:list-item>
                <text:p text:style-name="P11"><text:span text:style-name="T1">Wat staat waar?</text:span></text:p>
              </text:list-item>
              <text:list-item>
                <text:p text:style-name="P11"><text:span text:style-name="T1">Wie is eigenaar?</text:span></text:p>
              </text:list-item>
            </text:list>
          </table:table-cell>
          <table:table-cell table:style-name="Table1.C7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4071278692195799290" text:style-name="L6">
              <text:list-item>
                <text:p text:style-name="P14"/>
              </text:list-item>
            </text:list>
          </table:table-cell>
          <table:table-cell table:style-name="Table1.B3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81335485982878" text:continue-numbering="true" text:style-name="L6">
              <text:list-item>
                <text:p text:style-name="P14"/>
              </text:list-item>
            </text:list>
          </table:table-cell>
          <table:table-cell table:style-name="Table1.B4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81334220861210" text:continue-numbering="true" text:style-name="L6">
              <text:list-item>
                <text:p text:style-name="P14"/>
              </text:list-item>
            </text:list>
          </table:table-cell>
          <table:table-cell table:style-name="Table1.B5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81333632224577" text:continue-numbering="true" text:style-name="L6">
              <text:list-item>
                <text:p text:style-name="P14"/>
              </text:list-item>
            </text:list>
          </table:table-cell>
          <table:table-cell table:style-name="Table1.B6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81334845356379" text:continue-numbering="true" text:style-name="L6">
              <text:list-item>
                <text:p text:style-name="P14"/>
              </text:list-item>
            </text:list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8" office:value-type="string">
            <text:list xml:id="list81335209141579" text:continue-numbering="true" text:style-name="L6">
              <text:list-item>
                <text:p text:style-name="P14"/>
              </text:list-item>
            </text:list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2:22.519421627</meta:creation-date>
    <dc:date>2018-04-06T08:13:33.520425857</dc:date>
    <meta:editing-duration>PT14H30M49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62" meta:character-count="329" meta:non-whitespace-character-count="291"/>
  </office:meta>
</office:document-meta>
</file>